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24cm"/>
      <style:paragraph-properties style:writing-mode="lr-tb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68cm" fo:min-width="0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10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006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c9211e" draw:fill="none" draw:fill-color="#ffffff" fo:min-height="0.412cm"/>
      <style:paragraph-properties style:writing-mode="lr-tb"/>
    </style:style>
    <style:style style:name="gr12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0.344cm" fo:min-width="0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stroke="none" draw:fill="none" fo:min-height="3.5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35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color="#c9211e"/>
    </style:style>
    <style:style style:name="P10" style:family="paragraph">
      <loext:graphic-properties draw:fill="none" draw:fill-color="#ffffff"/>
      <style:text-properties fo:color="#c9211e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44cm" svg:height="1.267cm" svg:x="1.9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6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6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6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0.7cm" svg:x2="5.15cm" svg:y2="0.78cm">
          <text:p/>
        </draw:line>
        <draw:line draw:style-name="gr2" draw:text-style-name="P3" draw:layer="layout" svg:x1="1.3cm" svg:y1="2.1cm" svg:x2="2.1cm" svg:y2="1.2cm">
          <text:p/>
        </draw:line>
        <draw:line draw:style-name="gr2" draw:text-style-name="P3" draw:layer="layout" svg:x1="3cm" svg:y1="1.2cm" svg:x2="4.7cm" svg:y2="2.6cm">
          <text:p/>
        </draw:line>
        <draw:line draw:style-name="gr2" draw:text-style-name="P3" draw:layer="layout" svg:x1="3cm" svg:y1="3.9cm" svg:x2="4.5cm" svg:y2="3.3cm">
          <text:p/>
        </draw:line>
        <draw:line draw:style-name="gr2" draw:text-style-name="P3" draw:layer="layout" svg:x1="5.4cm" svg:y1="2.5cm" svg:x2="5.7cm" svg:y2="1.4cm">
          <text:p/>
        </draw:line>
        <draw:custom-shape draw:style-name="gr1" draw:text-style-name="P2" draw:layer="layout" svg:width="1.344cm" svg:height="1.267cm" svg:x="10.901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4.157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3.457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0.701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9.157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2.1cm" svg:x2="11.1cm" svg:y2="1.2cm">
          <text:p/>
        </draw:line>
        <draw:line draw:style-name="gr3" draw:text-style-name="P3" draw:layer="layout" svg:x1="12cm" svg:y1="1.2cm" svg:x2="13.64cm" svg:y2="2.6cm">
          <text:p/>
        </draw:line>
        <draw:line draw:style-name="gr3" draw:text-style-name="P3" draw:layer="layout" svg:x1="12.26cm" svg:y1="0.72cm" svg:x2="14.14cm" svg:y2="0.78cm">
          <text:p/>
        </draw:line>
        <draw:line draw:style-name="gr3" draw:text-style-name="P3" draw:layer="layout" svg:x1="14.7cm" svg:y1="1.4cm" svg:x2="14.4cm" svg:y2="2.46cm">
          <text:p/>
        </draw:line>
        <draw:line draw:style-name="gr3" draw:text-style-name="P3" draw:layer="layout" svg:x1="13.52cm" svg:y1="3.3cm" svg:x2="12.02cm" svg:y2="3.9cm">
          <text:p/>
        </draw:line>
        <draw:custom-shape draw:style-name="gr4" draw:text-style-name="P5" draw:layer="layout" svg:width="0.896cm" svg:height="0.9cm" svg:x="1.52cm" svg:y="5.5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6cm" svg:height="0.9cm" svg:x="10.504cm" svg:y="5.5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2cm" svg:y1="2cm" svg:x2="6.8cm" svg:y2="2.8cm">
          <text:p/>
        </draw:line>
        <draw:frame draw:style-name="gr6" draw:text-style-name="P6" draw:layer="layout" svg:width="2cm" svg:height="0.962cm" svg:x="6.6cm" svg:y="2.3cm">
          <draw:text-box>
            <text:p><text:span text:style-name="T1">Edge</text:span></text:p>
          </draw:text-box>
        </draw:frame>
        <draw:line draw:style-name="gr5" draw:text-style-name="P3" draw:layer="layout" svg:x1="3cm" svg:y1="4.3cm" svg:x2="4.607cm" svg:y2="4.9cm">
          <text:p/>
        </draw:line>
        <draw:frame draw:style-name="gr6" draw:text-style-name="P6" draw:layer="layout" svg:width="2.013cm" svg:height="0.962cm" svg:x="4.387cm" svg:y="4.4cm">
          <draw:text-box>
            <text:p><text:span text:style-name="T1">Node</text:span></text:p>
          </draw:text-box>
        </draw:frame>
        <draw:custom-shape draw:style-name="gr1" draw:text-style-name="P2" draw:layer="layout" svg:width="1.344cm" svg:height="1.267cm" svg:x="1.901cm" svg:y="0.0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7cm" svg:y="0.11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7cm" svg:y="2.41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01cm" svg:y="3.48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7cm" svg:y="1.88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1cm" svg:y1="0.686cm" svg:x2="5.151cm" svg:y2="0.766cm">
          <text:p/>
        </draw:line>
        <draw:line draw:style-name="gr2" draw:text-style-name="P3" draw:layer="layout" svg:x1="1.301cm" svg:y1="2.086cm" svg:x2="2.101cm" svg:y2="1.186cm">
          <text:p/>
        </draw:line>
        <draw:line draw:style-name="gr2" draw:text-style-name="P3" draw:layer="layout" svg:x1="3.001cm" svg:y1="1.186cm" svg:x2="4.701cm" svg:y2="2.586cm">
          <text:p/>
        </draw:line>
        <draw:line draw:style-name="gr2" draw:text-style-name="P3" draw:layer="layout" svg:x1="3.001cm" svg:y1="3.886cm" svg:x2="4.501cm" svg:y2="3.286cm">
          <text:p/>
        </draw:line>
        <draw:line draw:style-name="gr2" draw:text-style-name="P3" draw:layer="layout" svg:x1="5.401cm" svg:y1="2.486cm" svg:x2="5.701cm" svg:y2="1.386cm">
          <text:p/>
        </draw:line>
        <draw:line draw:style-name="gr5" draw:text-style-name="P3" draw:layer="layout" svg:x1="3.001cm" svg:y1="4.286cm" svg:x2="4.608cm" svg:y2="4.886cm">
          <text:p/>
        </draw:line>
      </draw:page>
      <draw:page draw:name="page2" draw:style-name="dp1" draw:master-page-name="Default">
        <draw:g>
          <draw:custom-shape draw:style-name="gr1" draw:text-style-name="P2" draw:layer="layout" svg:width="1.344cm" svg:height="1.267cm" svg:x="2.456cm" svg:y="0.133cm">
            <text:p text:style-name="P1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8cm" svg:y="0.333cm">
            <text:p text:style-name="P1"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756cm" svg:y="2.4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956cm" svg:y="4.233cm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2.333cm">
            <text:p text:style-name="P1"><text:span text:style-name="T1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3cm" svg:y1="2.6cm" svg:x2="2.6cm" svg:y2="1.2cm">
            <text:p/>
          </draw:line>
          <draw:line draw:style-name="gr3" draw:text-style-name="P3" draw:layer="layout" svg:x1="5.4cm" svg:y1="1.6cm" svg:x2="5.6cm" svg:y2="4.2cm">
            <text:p/>
          </draw:line>
          <draw:line draw:style-name="gr3" draw:text-style-name="P3" draw:layer="layout" svg:x1="4.9cm" svg:y1="1.3cm" svg:x2="1.4cm" svg:y2="2.7cm">
            <text:p/>
          </draw:line>
          <draw:line draw:style-name="gr3" draw:text-style-name="P3" draw:layer="layout" svg:x1="3.2cm" svg:y1="1.4cm" svg:x2="3.4cm" svg:y2="2.9cm">
            <text:p/>
          </draw:line>
          <draw:line draw:style-name="gr3" draw:text-style-name="P3" draw:layer="layout" svg:x1="4.8cm" svg:y1="0.9cm" svg:x2="3.8cm" svg:y2="0.7cm">
            <text:p/>
          </draw:line>
          <draw:custom-shape draw:style-name="gr1" draw:text-style-name="P2" draw:layer="layout" svg:width="1.344cm" svg:height="1.267cm" svg:x="2.756cm" svg:y="2.92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856cm" svg:y="4.633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3cm" svg:y1="2.4cm" svg:x2="5.9cm" svg:y2="1.5cm">
            <text:p/>
          </draw:line>
          <draw:line draw:style-name="gr3" draw:text-style-name="P3" draw:layer="layout" svg:x1="4cm" svg:y1="3.9cm" svg:x2="5cm" svg:y2="4.6cm">
            <text:p/>
          </draw:line>
          <draw:line draw:style-name="gr3" draw:text-style-name="P3" draw:layer="layout" svg:x1="2.8cm" svg:y1="3.8cm" svg:x2="1.9cm" svg:y2="4.7cm">
            <text:p/>
          </draw:line>
          <draw:line draw:style-name="gr3" draw:text-style-name="P3" draw:layer="layout" svg:x1="4.96cm" svg:y1="4.8cm" svg:x2="2.22cm" svg:y2="5.2cm">
            <text:p/>
          </draw:line>
          <draw:line draw:style-name="gr3" draw:text-style-name="P3" draw:layer="layout" svg:x1="0.9cm" svg:y1="3.6cm" svg:x2="1.3cm" svg:y2="4.64cm">
            <text:p/>
          </draw:line>
          <draw:line draw:style-name="gr3" draw:text-style-name="P3" draw:layer="layout" svg:x1="6cm" svg:y1="4.32cm" svg:x2="6.4cm" svg:y2="3.7cm">
            <text:p/>
          </draw:line>
        </draw:g>
      </draw:page>
      <draw:page draw:name="page3" draw:style-name="dp1" draw:master-page-name="Default">
        <draw:g>
          <draw:custom-shape draw:style-name="gr1" draw:text-style-name="P2" draw:layer="layout" svg:width="1.344cm" svg:height="1.267cm" svg:x="1.901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57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57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701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57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51cm" svg:y1="0.686cm" svg:x2="5.151cm" svg:y2="0.766cm">
            <text:p/>
          </draw:line>
          <draw:line draw:style-name="gr2" draw:text-style-name="P3" draw:layer="layout" svg:x1="1.301cm" svg:y1="2.086cm" svg:x2="2.101cm" svg:y2="1.186cm">
            <text:p/>
          </draw:line>
          <draw:line draw:style-name="gr2" draw:text-style-name="P3" draw:layer="layout" svg:x1="3.001cm" svg:y1="1.186cm" svg:x2="4.701cm" svg:y2="2.586cm">
            <text:p/>
          </draw:line>
          <draw:line draw:style-name="gr2" draw:text-style-name="P3" draw:layer="layout" svg:x1="3.001cm" svg:y1="3.886cm" svg:x2="4.501cm" svg:y2="3.286cm">
            <text:p/>
          </draw:line>
          <draw:line draw:style-name="gr2" draw:text-style-name="P3" draw:layer="layout" svg:x1="5.401cm" svg:y1="2.486cm" svg:x2="5.701cm" svg:y2="1.386cm">
            <text:p/>
          </draw:line>
        </draw:g>
        <draw:frame draw:style-name="gr7" draw:text-style-name="P7" draw:layer="layout" svg:width="9.4cm" svg:height="0.974cm" svg:x="6.3cm" svg:y="1.526cm">
          <draw:text-box>
            <text:p><text:span text:style-name="T3">[[0, 1], [0, </text:span><text:span text:style-name="T3">2], [0, 4], [1, </text:span><text:span text:style-name="T3">2], </text:span><text:span text:style-name="T1">[2, 3]]</text:span></text:p>
          </draw:text-box>
        </draw:frame>
        <draw:g>
          <draw:custom-shape draw:style-name="gr1" draw:text-style-name="P2" draw:layer="layout" svg:width="1.344cm" svg:height="1.267cm" svg:x="1.888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7" draw:layer="layout" svg:width="9.4cm" svg:height="0.974cm" svg:x="6.287cm" svg:y="1.526cm">
          <draw:text-box>
            <text:p><text:span text:style-name="T3">[[0, 1], [0, </text:span><text:span text:style-name="T3">2], [0, 4], [1, </text:span><text:span text:style-name="T3">2], </text:span><text:span text:style-name="T1">[2, 3]]</text:span></text:p>
          </draw:text-box>
        </draw:frame>
      </draw:page>
      <draw:page draw:name="page4" draw:style-name="dp1" draw:master-page-name="Default">
        <draw:g>
          <draw:custom-shape draw:style-name="gr1" draw:text-style-name="P2" draw:layer="layout" svg:width="1.344cm" svg:height="1.267cm" svg:x="1.888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7" draw:layer="layout" svg:width="9.4cm" svg:height="0.974cm" svg:x="6.287cm" svg:y="1.526cm">
          <draw:text-box>
            <text:p><text:span text:style-name="T3">[[1, 2, 4], [0, </text:span><text:span text:style-name="T3">2], [0, 1, 3], </text:span><text:span text:style-name="T3">[2], </text:span><text:span text:style-name="T1">[0]]</text:span></text:p>
          </draw:text-box>
        </draw:frame>
        <draw:custom-shape draw:style-name="gr8" draw:text-style-name="P8" draw:layer="layout" svg:width="0.302cm" svg:height="2.09cm" draw:transform="rotate (-1.5707963267949) translate (8.82cm 1.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10" draw:layer="layout" svg:width="0.6cm" svg:height="0.962cm" svg:x="7.35cm" svg:y="0.7cm">
          <draw:text-box>
            <text:p text:style-name="P9">0</text:p>
          </draw:text-box>
        </draw:frame>
        <draw:custom-shape draw:style-name="gr10" draw:text-style-name="P8" draw:layer="layout" svg:width="0.302cm" svg:height="1.38cm" draw:transform="rotate (-1.5707963267949) translate (10.58cm 1.4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0" draw:layer="layout" svg:width="0.6cm" svg:height="0.962cm" svg:x="9.45cm" svg:y="0.7cm">
          <draw:text-box>
            <text:p text:style-name="P9">1</text:p>
          </draw:text-box>
        </draw:frame>
        <draw:custom-shape draw:style-name="gr8" draw:text-style-name="P8" draw:layer="layout" svg:width="0.302cm" svg:height="2.09cm" draw:transform="rotate (-1.5707963267949) translate (13.07cm 1.4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0" draw:layer="layout" svg:width="0.6cm" svg:height="0.962cm" svg:x="11.6cm" svg:y="0.7cm">
          <draw:text-box>
            <text:p text:style-name="P9">2</text:p>
          </draw:text-box>
        </draw:frame>
        <draw:custom-shape draw:style-name="gr12" draw:text-style-name="P8" draw:layer="layout" svg:width="0.302cm" svg:height="0.68cm" draw:transform="rotate (-1.5707963267949) translate (14.13cm 1.4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0.6cm" svg:height="0.962cm" svg:x="13.37cm" svg:y="0.7cm">
          <draw:text-box>
            <text:p text:style-name="P9">3</text:p>
          </draw:text-box>
        </draw:frame>
        <draw:custom-shape draw:style-name="gr12" draw:text-style-name="P8" draw:layer="layout" svg:width="0.302cm" svg:height="0.68cm" draw:transform="rotate (-1.5707963267949) translate (15.18cm 1.45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10" draw:layer="layout" svg:width="0.6cm" svg:height="0.962cm" svg:x="14.42cm" svg:y="0.7cm">
          <draw:text-box>
            <text:p text:style-name="P9">4</text:p>
          </draw:text-box>
        </draw:frame>
      </draw:page>
      <draw:page draw:name="page5" draw:style-name="dp1" draw:master-page-name="Default">
        <draw:g>
          <draw:custom-shape draw:style-name="gr1" draw:text-style-name="P2" draw:layer="layout" svg:width="1.344cm" svg:height="1.267cm" svg:x="1.889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5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5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9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5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9cm" svg:y1="0.686cm" svg:x2="5.139cm" svg:y2="0.766cm">
            <text:p/>
          </draw:line>
          <draw:line draw:style-name="gr2" draw:text-style-name="P3" draw:layer="layout" svg:x1="1.289cm" svg:y1="2.086cm" svg:x2="2.089cm" svg:y2="1.186cm">
            <text:p/>
          </draw:line>
          <draw:line draw:style-name="gr2" draw:text-style-name="P3" draw:layer="layout" svg:x1="2.989cm" svg:y1="1.186cm" svg:x2="4.689cm" svg:y2="2.586cm">
            <text:p/>
          </draw:line>
          <draw:line draw:style-name="gr2" draw:text-style-name="P3" draw:layer="layout" svg:x1="2.989cm" svg:y1="3.886cm" svg:x2="4.489cm" svg:y2="3.286cm">
            <text:p/>
          </draw:line>
          <draw:line draw:style-name="gr2" draw:text-style-name="P3" draw:layer="layout" svg:x1="5.389cm" svg:y1="2.486cm" svg:x2="5.689cm" svg:y2="1.386cm">
            <text:p/>
          </draw:line>
        </draw:g>
        <draw:frame draw:style-name="gr14" draw:text-style-name="P7" draw:layer="layout" svg:width="4.4cm" svg:height="3.806cm" svg:x="7.1cm" svg:y="0.905cm">
          <draw:text-box>
            <text:p><text:span text:style-name="T3">[[0, 1, 1, 0, </text:span><text:span text:style-name="T3">1],</text:span></text:p>
            <text:p><text:span text:style-name="T3"><text:s/></text:span><text:span text:style-name="T3">[1, 0, 1, 0, </text:span><text:span text:style-name="T3">0],</text:span></text:p>
            <text:p><text:span text:style-name="T3"><text:s/></text:span><text:span text:style-name="T3">[1, 1, 0, 1, </text:span><text:span text:style-name="T3">0],</text:span></text:p>
            <text:p><text:span text:style-name="T3"><text:s/></text:span><text:span text:style-name="T3">[0, 0, 1, 0, </text:span><text:span text:style-name="T3">0],</text:span></text:p>
            <text:p><text:span text:style-name="T3"><text:s/></text:span><text:span text:style-name="T3">[1, 0, 0, 0, </text:span><text:span text:style-name="T3">0]</text:span><text:span text:style-name="T1">]</text:span></text:p>
          </draw:text-box>
        </draw:frame>
        <draw:frame draw:style-name="gr15" draw:text-style-name="P10" draw:layer="layout" svg:width="0.7cm" svg:height="0.962cm" svg:x="7.46cm" svg:y="0.3cm">
          <draw:text-box>
            <text:p text:style-name="P9">0</text:p>
          </draw:text-box>
        </draw:frame>
        <draw:frame draw:style-name="gr15" draw:text-style-name="P10" draw:layer="layout" svg:width="0.7cm" svg:height="0.962cm" svg:x="8.16cm" svg:y="0.3cm">
          <draw:text-box>
            <text:p text:style-name="P9">1</text:p>
          </draw:text-box>
        </draw:frame>
        <draw:frame draw:style-name="gr15" draw:text-style-name="P10" draw:layer="layout" svg:width="0.7cm" svg:height="0.962cm" svg:x="8.86cm" svg:y="0.3cm">
          <draw:text-box>
            <text:p text:style-name="P9">2</text:p>
          </draw:text-box>
        </draw:frame>
        <draw:frame draw:style-name="gr15" draw:text-style-name="P10" draw:layer="layout" svg:width="0.7cm" svg:height="0.962cm" svg:x="9.66cm" svg:y="0.3cm">
          <draw:text-box>
            <text:p text:style-name="P9">3</text:p>
          </draw:text-box>
        </draw:frame>
        <draw:frame draw:style-name="gr15" draw:text-style-name="P10" draw:layer="layout" svg:width="0.7cm" svg:height="0.962cm" svg:x="10.26cm" svg:y="0.3cm">
          <draw:text-box>
            <text:p text:style-name="P9">4</text:p>
          </draw:text-box>
        </draw:frame>
        <draw:frame draw:style-name="gr15" draw:text-style-name="P10" draw:layer="layout" svg:width="0.7cm" svg:height="0.962cm" svg:x="6.66cm" svg:y="0.9cm">
          <draw:text-box>
            <text:p text:style-name="P9">0</text:p>
          </draw:text-box>
        </draw:frame>
        <draw:frame draw:style-name="gr15" draw:text-style-name="P10" draw:layer="layout" svg:width="0.7cm" svg:height="0.962cm" svg:x="6.66cm" svg:y="1.7cm">
          <draw:text-box>
            <text:p text:style-name="P9">1</text:p>
          </draw:text-box>
        </draw:frame>
        <draw:frame draw:style-name="gr15" draw:text-style-name="P10" draw:layer="layout" svg:width="0.7cm" svg:height="0.962cm" svg:x="6.66cm" svg:y="2.4cm">
          <draw:text-box>
            <text:p text:style-name="P9">2</text:p>
          </draw:text-box>
        </draw:frame>
        <draw:frame draw:style-name="gr15" draw:text-style-name="P10" draw:layer="layout" svg:width="0.7cm" svg:height="0.962cm" svg:x="6.66cm" svg:y="3.1cm">
          <draw:text-box>
            <text:p text:style-name="P9">3</text:p>
          </draw:text-box>
        </draw:frame>
        <draw:frame draw:style-name="gr15" draw:text-style-name="P10" draw:layer="layout" svg:width="0.7cm" svg:height="0.962cm" svg:x="6.66cm" svg:y="3.9cm">
          <draw:text-box>
            <text:p text:style-name="P9">4</text:p>
          </draw:text-box>
        </draw:frame>
      </draw:page>
      <draw:page draw:name="page6" draw:style-name="dp1" draw:master-page-name="Default">
        <draw:custom-shape draw:style-name="gr1" draw:text-style-name="P2" draw:layer="layout" svg:width="1.344cm" svg:height="1.267cm" svg:x="2.69cm" svg:y="0.0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6cm" svg:y="0.1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cm" svg:y="3.2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9cm" svg:y="3.2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.344cm" svg:height="1.267cm" svg:x="0.046cm" svg:y="2.086cm">
          <text:p text:style-name="P1"><text:span text:style-name="T1">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cm" svg:y1="0.7cm" svg:x2="6.06cm" svg:y2="0.8cm">
          <text:p/>
        </draw:line>
        <draw:line draw:style-name="gr2" draw:text-style-name="P3" draw:layer="layout" svg:x1="1.3cm" svg:y1="3cm" svg:x2="2.8cm" svg:y2="3.6cm">
          <text:p/>
        </draw:line>
        <draw:line draw:style-name="gr2" draw:text-style-name="P3" draw:layer="layout" svg:x1="3.39cm" svg:y1="1.37cm" svg:x2="3.4cm" svg:y2="3.21cm">
          <text:p/>
        </draw:line>
        <draw:line draw:style-name="gr2" draw:text-style-name="P3" draw:layer="layout" svg:x1="4.05cm" svg:y1="3.9cm" svg:x2="5.9cm" svg:y2="3.9cm">
          <text:p/>
        </draw:line>
        <draw:line draw:style-name="gr2" draw:text-style-name="P3" draw:layer="layout" svg:x1="6cm" svg:y1="3.5cm" svg:x2="3.8cm" svg:y2="1.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11.3cm" fo:page-height="4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1-02T15:01:57.860763289</dc:date>
    <meta:editing-duration>PT19H26M26S</meta:editing-duration>
    <meta:editing-cycles>137</meta:editing-cycles>
    <meta:generator>LibreOffice/6.4.6.2$Linux_X86_64 LibreOffice_project/40$Build-2</meta:generator>
    <meta:document-statistic meta:object-count="134"/>
  </office:meta>
</office:document-meta>
</file>